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5373a" officeooo:paragraph-rsid="0015373a"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normal" officeooo:rsid="0015373a" officeooo:paragraph-rsid="0015373a"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7129d" officeooo:paragraph-rsid="0017129d"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9738c" officeooo:paragraph-rsid="001973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aa811" officeooo:paragraph-rsid="0019738c"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aa811" officeooo:paragraph-rsid="001aa811"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1b6cdf" officeooo:paragraph-rsid="001b6cdf" style:font-size-asian="14pt" style:font-weight-asian="normal" style:font-size-complex="16pt" style:font-weight-complex="normal"/>
    </style:style>
    <style:style style:name="T1" style:family="text">
      <style:text-properties officeooo:rsid="00182cba"/>
    </style:style>
    <style:style style:name="T2" style:family="text">
      <style:text-properties officeooo:rsid="0019738c"/>
    </style:style>
    <style:style style:name="T3" style:family="text">
      <style:text-properties officeooo:rsid="001c6d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GUIDE FOR COLLEGE ADMISSION MANAGEMENT SYSTEM</text:p>
      <text:p text:style-name="P1"/>
      <text:p text:style-name="P2"/>
      <text:p text:style-name="P2">HOME PAGE</text:p>
      <text:p text:style-name="P2"/>
      <text:p text:style-name="P2">When the program is executed the home page is the first window that appears.It has a total of 5 options-View Seat matrix,Check cutoffs,Apply now,Check Application Status,Export Admission list.The user is required to select the appropriate option according to their needs.</text:p>
      <text:p text:style-name="P2"/>
      <text:p text:style-name="P2"/>
      <text:p text:style-name="P2">VIEW SEAT MATRIX</text:p>
      <text:p text:style-name="P2"/>
      <text:p text:style-name="P2">When this option is clicked another window is opened which displays the course title,total number of seats and available number of seats for all available courses in the college.</text:p>
      <text:p text:style-name="P2"/>
      <text:p text:style-name="P2"/>
      <text:p text:style-name="P2">CHECK CUTOFFS</text:p>
      <text:p text:style-name="P2"/>
      <text:p text:style-name="P2">When this option is clicked a separate window is opened which displays the course title and it’s corresponding cutoff in terms of rank is displayed for all the categories and for all the courses available.</text:p>
      <text:p text:style-name="P2"/>
      <text:p text:style-name="P2"/>
      <text:p text:style-name="P3">APPLY NOW</text:p>
      <text:p text:style-name="P3"/>
      <text:p text:style-name="P3">If the user is willing to apply for a particular course in the college he/she should select this option which will redirect them to the application form window.<text:span text:style-name="T1">In the application form the applicant is required to enter details like name,date of birth,gender,contact details,entrance exam rank,course required,address and other personal details which will be stored in the datab</text:span><text:span text:style-name="T2">a</text:span><text:span text:style-name="T1">se </text:span><text:span text:style-name="T2">and be used to process the application</text:span><text:span text:style-name="T1">.</text:span></text:p>
      <text:p text:style-name="P3"/>
      <text:p text:style-name="P3"/>
      <text:p text:style-name="P4"/>
      <text:p text:style-name="P4"/>
      <text:p text:style-name="P4"><text:soft-page-break/>CHECK APPLICATION STATUS</text:p>
      <text:p text:style-name="P5"/>
      <text:p text:style-name="P6">If the user wants to check the status of his/her application this option should be selected.The user will be redirected to another window where the user is required to enter the email id and date of birth.If the rank of the user is within the category cutoff of the course required then the status would be ‘Approved’.If the user’s rank is more than the cutoff the status would be ‘Rejected’.If the email id and date of birth does not match with any record in the database,an error message saying ‘Student not found’ would be displayed.</text:p>
      <text:p text:style-name="P6"/>
      <text:p text:style-name="P6"/>
      <text:p text:style-name="P6">EXPORT ADMISSION LIST</text:p>
      <text:p text:style-name="P6"/>
      <text:p text:style-name="P7">When the user or the admin wants to check all the approved applications he/she is required to select this option.<text:span text:style-name="T3">This option creates a new csv document with the name,course,category and entrance marks of all approved applications.</text:span></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8T16:49:16.463681512</meta:creation-date>
    <dc:date>2025-07-28T19:37:40.767504528</dc:date>
    <meta:editing-duration>PT34M9S</meta:editing-duration>
    <meta:editing-cycles>1</meta:editing-cycles>
    <meta:document-statistic meta:table-count="0" meta:image-count="0" meta:object-count="0" meta:page-count="2" meta:paragraph-count="13" meta:word-count="321" meta:character-count="1982" meta:non-whitespace-character-count="1674"/>
    <meta:generator>LibreOffice/25.2.5.2$Linux_X86_64 LibreOffice_project/fb4792146257752f54eab576deb869869b108571</meta:generator>
  </office:meta>
</office:document-meta>
</file>